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84.14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antarell" fo:font-size="10pt" style:font-size-asian="10pt" style:font-size-complex="10pt"/>
    </style:style>
    <style:style style:name="ce3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 fo:margin-left="0mm"/>
      <style:text-properties style:font-name="Cantarel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goVec" table:style-name="ta1">
        <table:table-column table:style-name="co1" table:number-columns-repeated="4" table:default-cell-style-name="ce1"/>
        <table:table-column table:style-name="co2" table:number-columns-repeated="3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1" table:number-columns-repeated="1011" table:default-cell-style-name="ce1"/>
        <table:table-row table:style-name="ro1"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z</text:p>
          </table:table-cell>
          <table:table-cell table:number-columns-repeated="1011"/>
        </table:table-row>
        <table:table-row table:style-name="ro1">
          <table:table-cell/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DBETWEEN(-3;3)" office:value-type="float" office:value="-1" calcext:value-type="float">
            <text:p>-1</text:p>
          </table:table-cell>
          <table:table-cell table:formula="of:=RANDBETWEEN(-3;3)" office:value-type="float" office:value="-3" calcext:value-type="float">
            <text:p>-3</text:p>
          </table:table-cell>
          <table:table-cell table:style-name="ce3" table:formula="of:=COS(RADIANS([.B2]))" office:value-type="float" office:value="0.994521895368273" calcext:value-type="float">
            <text:p>0.99452189536827300000</text:p>
          </table:table-cell>
          <table:table-cell table:style-name="ce3" table:formula="of:=SIN(RADIANS([.B2]))*SIN(RADIANS([.C2]))" office:value-type="float" office:value="0.00911025585436364" calcext:value-type="float">
            <text:p>0.00911025585436364000</text:p>
          </table:table-cell>
          <table:table-cell table:style-name="ce3" table:formula="of:=SIN(RADIANS([.B2]))*COS(RADIANS([.C2]))" office:value-type="float" office:value="0.104130700906914" calcext:value-type="float">
            <text:p>0.10413070090691400000</text:p>
          </table:table-cell>
          <table:table-cell table:number-columns-repeated="1011"/>
        </table:table-row>
        <table:table-row table:style-name="ro1">
          <table:table-cell/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DBETWEEN(-3;3)" office:value-type="float" office:value="1" calcext:value-type="float">
            <text:p>1</text:p>
          </table:table-cell>
          <table:table-cell table:formula="of:=RANDBETWEEN(-3;3)" office:value-type="float" office:value="1" calcext:value-type="float">
            <text:p>1</text:p>
          </table:table-cell>
          <table:table-cell table:style-name="ce3" table:formula="of:=COS(RADIANS([.B3]))" office:value-type="float" office:value="0.992546151641322" calcext:value-type="float">
            <text:p>0.99254615164132200000</text:p>
          </table:table-cell>
          <table:table-cell table:style-name="ce3" table:formula="of:=SIN(RADIANS([.B3]))*SIN(RADIANS([.C3]))" office:value-type="float" office:value="0.010621613142645" calcext:value-type="float">
            <text:p>0.01062161314264500000</text:p>
          </table:table-cell>
          <table:table-cell table:style-name="ce3" table:formula="of:=SIN(RADIANS([.B3]))*COS(RADIANS([.C3]))" office:value-type="float" office:value="0.12140559376013" calcext:value-type="float">
            <text:p>0.12140559376013000000</text:p>
          </table:table-cell>
          <table:table-cell table:number-columns-repeated="1011"/>
        </table:table-row>
        <table:table-row table:style-name="ro1">
          <table:table-cell/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DBETWEEN(-3;3)" office:value-type="float" office:value="2" calcext:value-type="float">
            <text:p>2</text:p>
          </table:table-cell>
          <table:table-cell table:formula="of:=RANDBETWEEN(-3;3)" office:value-type="float" office:value="-1" calcext:value-type="float">
            <text:p>-1</text:p>
          </table:table-cell>
          <table:table-cell table:style-name="ce3" table:formula="of:=COS(RADIANS([.B4]))" office:value-type="float" office:value="0.997564050259824" calcext:value-type="float">
            <text:p>0.99756405025982400000</text:p>
          </table:table-cell>
          <table:table-cell table:style-name="ce3" table:formula="of:=SIN(RADIANS([.B4]))*SIN(RADIANS([.C4]))" office:value-type="float" office:value="0.00850117565345496" calcext:value-type="float">
            <text:p>0.00850117565345496000</text:p>
          </table:table-cell>
          <table:table-cell table:style-name="ce3" table:formula="of:=SIN(RADIANS([.B4]))*COS(RADIANS([.C4]))" office:value-type="float" office:value="0.0692365195668005" calcext:value-type="float">
            <text:p>0.06923651956680050000</text:p>
          </table:table-cell>
          <table:table-cell table:number-columns-repeated="1011"/>
        </table:table-row>
        <table:table-row table:style-name="ro1">
          <table:table-cell/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DBETWEEN(-3;3)" office:value-type="float" office:value="0" calcext:value-type="float">
            <text:p>0</text:p>
          </table:table-cell>
          <table:table-cell table:formula="of:=RANDBETWEEN(-3;3)" office:value-type="float" office:value="0" calcext:value-type="float">
            <text:p>0</text:p>
          </table:table-cell>
          <table:table-cell table:style-name="ce3" table:formula="of:=COS(RADIANS([.B5]))" office:value-type="float" office:value="0.994521895368273" calcext:value-type="float">
            <text:p>0.99452189536827300000</text:p>
          </table:table-cell>
          <table:table-cell table:style-name="ce3" table:formula="of:=SIN(RADIANS([.B5]))*SIN(RADIANS([.C5]))" office:value-type="float" office:value="0.00364799075912697" calcext:value-type="float">
            <text:p>0.00364799075912697000</text:p>
          </table:table-cell>
          <table:table-cell table:style-name="ce3" table:formula="of:=SIN(RADIANS([.B5]))*COS(RADIANS([.C5]))" office:value-type="float" office:value="0.104464787352095" calcext:value-type="float">
            <text:p>0.10446478735209500000</text:p>
          </table:table-cell>
          <table:table-cell table:number-columns-repeated="1011"/>
        </table:table-row>
        <table:table-row table:style-name="ro1">
          <table:table-cell/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DBETWEEN(-3;3)" office:value-type="float" office:value="3" calcext:value-type="float">
            <text:p>3</text:p>
          </table:table-cell>
          <table:table-cell table:formula="of:=RANDBETWEEN(-3;3)" office:value-type="float" office:value="-2" calcext:value-type="float">
            <text:p>-2</text:p>
          </table:table-cell>
          <table:table-cell table:style-name="ce3" table:formula="of:=COS(RADIANS([.B6]))" office:value-type="float" office:value="0.992546151641322" calcext:value-type="float">
            <text:p>0.99254615164132200000</text:p>
          </table:table-cell>
          <table:table-cell table:style-name="ce3" table:formula="of:=SIN(RADIANS([.B6]))*SIN(RADIANS([.C6]))" office:value-type="float" office:value="0.0148521368620018" calcext:value-type="float">
            <text:p>0.01485213686200180000</text:p>
          </table:table-cell>
          <table:table-cell table:style-name="ce3" table:formula="of:=SIN(RADIANS([.B6]))*COS(RADIANS([.C6]))" office:value-type="float" office:value="0.120960947799834" calcext:value-type="float">
            <text:p>0.12096094779983400000</text:p>
          </table:table-cell>
          <table:table-cell table:number-columns-repeated="1011"/>
        </table:table-row>
        <table:table-row table:style-name="ro1">
          <table:table-cell/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DBETWEEN(-3;3)" office:value-type="float" office:value="1" calcext:value-type="float">
            <text:p>1</text:p>
          </table:table-cell>
          <table:table-cell table:formula="of:=RANDBETWEEN(-3;3)" office:value-type="float" office:value="-3" calcext:value-type="float">
            <text:p>-3</text:p>
          </table:table-cell>
          <table:table-cell table:style-name="ce3" table:formula="of:=COS(RADIANS([.B7]))" office:value-type="float" office:value="0.994521895368273" calcext:value-type="float">
            <text:p>0.99452189536827300000</text:p>
          </table:table-cell>
          <table:table-cell table:style-name="ce3" table:formula="of:=SIN(RADIANS([.B7]))*SIN(RADIANS([.C7]))" office:value-type="float" office:value="0.00729153700344384" calcext:value-type="float">
            <text:p>0.00729153700344384000</text:p>
          </table:table-cell>
          <table:table-cell table:style-name="ce3" table:formula="of:=SIN(RADIANS([.B7]))*COS(RADIANS([.C7]))" office:value-type="float" office:value="0.104273837184716" calcext:value-type="float">
            <text:p>0.10427383718471600000</text:p>
          </table:table-cell>
          <table:table-cell table:number-columns-repeated="1011"/>
        </table:table-row>
        <table:table-row table:style-name="ro1">
          <table:table-cell/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DBETWEEN(-3;3)" office:value-type="float" office:value="-1" calcext:value-type="float">
            <text:p>-1</text:p>
          </table:table-cell>
          <table:table-cell table:formula="of:=RANDBETWEEN(-3;3)" office:value-type="float" office:value="0" calcext:value-type="float">
            <text:p>0</text:p>
          </table:table-cell>
          <table:table-cell table:style-name="ce3" table:formula="of:=COS(RADIANS([.B8]))" office:value-type="float" office:value="0.997564050259824" calcext:value-type="float">
            <text:p>0.99756405025982400000</text:p>
          </table:table-cell>
          <table:table-cell table:style-name="ce3" table:formula="of:=SIN(RADIANS([.B8]))*SIN(RADIANS([.C8]))" office:value-type="float" office:value="0.00486596562921484" calcext:value-type="float">
            <text:p>0.00486596562921484000</text:p>
          </table:table-cell>
          <table:table-cell table:style-name="ce3" table:formula="of:=SIN(RADIANS([.B8]))*COS(RADIANS([.C8]))" office:value-type="float" office:value="0.0695865504800327" calcext:value-type="float">
            <text:p>0.0695865504800327000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DBETWEEN(-3;3)" office:value-type="float" office:value="3" calcext:value-type="float">
            <text:p>3</text:p>
          </table:table-cell>
          <table:table-cell table:formula="of:=RANDBETWEEN(-3;3)" office:value-type="float" office:value="-3" calcext:value-type="float">
            <text:p>-3</text:p>
          </table:table-cell>
          <table:table-cell table:style-name="ce3" table:formula="of:=COS(RADIANS([.B9]))" office:value-type="float" office:value="1" calcext:value-type="float">
            <text:p>1.00000000000000000000</text:p>
          </table:table-cell>
          <table:table-cell table:style-name="ce3" table:formula="of:=SIN(RADIANS([.B9]))*SIN(RADIANS([.C9]))" office:value-type="float" office:value="0" calcext:value-type="float">
            <text:p>0.00000000000000000000</text:p>
          </table:table-cell>
          <table:table-cell table:style-name="ce3" table:formula="of:=SIN(RADIANS([.B9]))*COS(RADIANS([.C9]))" office:value-type="float" office:value="0" calcext:value-type="float">
            <text:p>0.00000000000000000000</text:p>
          </table:table-cell>
          <table:table-cell table:number-columns-repeated="1011"/>
        </table:table-row>
        <table:table-row table:style-name="ro1" table:number-rows-repeated="1048512">
          <table:table-cell table:number-columns-repeated="1024"/>
        </table:table-row>
        <table:table-row table:style-name="ro2" table:number-rows-repeated="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legoVec.C11:legoVec.F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09:15:59.85298272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09:16:02.359632906</meta:creation-date>
    <dc:title>mine</dc:title>
    <meta:editing-duration>PT7M10S</meta:editing-duration>
    <meta:editing-cycles>3</meta:editing-cycles>
    <meta:generator>LibreOffice/6.1.5.2$Linux_X86_64 LibreOffice_project/10$Build-2</meta:generator>
    <meta:initial-creator>Jimmy Scionti</meta:initial-creator>
    <dc:date>2019-03-14T17:30:46.672982675</dc:date>
    <dc:creator>Jimmy Scionti</dc:creator>
    <meta:document-statistic meta:table-count="1" meta:cell-count="99" meta:object-count="0"/>
    <meta:template xlink:type="simple" xlink:actuate="onRequest" xlink:title="mine" xlink:href="../../../.config/libreoffice/4/user/template/mine.ots" meta:date="2019-03-14T09:15:59.915867857"/>
  </office:meta>
</office:document-meta>
</file>